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-0.953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2" style:family="paragraph" style:parent-style-name="Standard" style:list-style-name="L1">
      <style:paragraph-properties fo:margin-left="-0.953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3" style:family="paragraph" style:parent-style-name="Standard" style:list-style-name="L1">
      <style:paragraph-properties fo:margin-left="-0.953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4" style:family="paragraph" style:parent-style-name="Standard" style:list-style-name="L1">
      <style:paragraph-properties fo:margin-left="-0.953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Standard" style:list-style-name="L2">
      <style:paragraph-properties fo:margin-left="1.249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Standard" style:list-style-name="L2">
      <style:paragraph-properties fo:margin-left="1.249cm" fo:margin-right="0cm" fo:text-align="start" style:justify-single-word="false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еспроводная передача изображения</text:p>
      <text:p text:style-name="P5">План</text:p>
      <text:list text:style-name="L1">
        <text:list-item>
          <text:p text:style-name="P1">стандарты</text:p>
        </text:list-item>
        <text:list-item>
          <text:p text:style-name="P1">протоколы</text:p>
        </text:list-item>
        <text:list-item>
          <text:p text:style-name="P1">аппаратные и программные средства</text:p>
        </text:list-item>
        <text:list-item>
          <text:p text:style-name="P1">передача непосредственно</text:p>
        </text:list-item>
      </text:list>
      <text:list text:style-name="L2">
        <text:list-item>
          <text:p text:style-name="P7">по городской телефонной сети</text:p>
        </text:list-item>
        <text:list-item>
          <text:p text:style-name="P7">по беспроводной связ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Андрей</meta:initial-creator>
    <meta:creation-date>2007-02-26T21:03:00</meta:creation-date>
    <dc:date>2008-03-18T22:00:44</dc:date>
    <meta:print-date>2007-10-20T15:01:00</meta:print-date>
    <meta:editing-cycles>208</meta:editing-cycles>
    <meta:editing-duration>PT18H18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9" meta:character-count="161"/>
  </office:meta>
</office:document-meta>
</file>